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33cm" fo:margin-left="0.09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3.147cm" style:contextual-spacing="false" fo:line-height="105%" fo:text-align="center" style:justify-single-word="false" fo:background-color="#ffffff">
        <style:background-image/>
      </style:paragraph-properties>
      <style:text-properties style:font-name="Gentium Basic" fo:font-size="20pt" officeooo:paragraph-rsid="00079b47" style:font-size-asian="20pt" style:font-size-complex="20pt"/>
    </style:style>
    <style:style style:name="P2" style:family="paragraph" style:parent-style-name="Standard">
      <style:paragraph-properties fo:margin-left="0.575cm" fo:margin-right="0cm" fo:margin-top="0cm" fo:margin-bottom="0.333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fo:font-size="14.5pt" fo:font-weight="bold" officeooo:paragraph-rsid="00079b47" style:font-size-asian="14.5pt" style:font-weight-asian="bold"/>
    </style:style>
    <style:style style:name="P3" style:family="paragraph" style:parent-style-name="Standard">
      <style:paragraph-properties fo:margin-left="0.575cm" fo:margin-right="0cm" fo:margin-top="0cm" fo:margin-bottom="1.501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officeooo:paragraph-rsid="00079b47"/>
    </style:style>
    <style:style style:name="P4" style:family="paragraph" style:parent-style-name="Standard">
      <style:paragraph-properties fo:margin-left="0.575cm" fo:margin-right="0cm" fo:margin-top="0cm" fo:margin-bottom="1.542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fo:font-style="italic" officeooo:paragraph-rsid="00079b47" style:font-style-asian="italic"/>
    </style:style>
    <style:style style:name="P5" style:family="paragraph" style:parent-style-name="Standard">
      <style:paragraph-properties fo:margin-left="0.573cm" fo:margin-right="0cm" fo:margin-top="0cm" fo:margin-bottom="0.203cm" style:contextual-spacing="false" fo:line-height="105%" fo:text-align="center" style:justify-single-word="false" fo:text-indent="0cm" style:auto-text-indent="false" fo:background-color="#ffffff">
        <style:background-image/>
      </style:paragraph-properties>
      <style:text-properties style:font-name="Gentium Basic" fo:font-size="17pt" fo:font-weight="bold" officeooo:rsid="00079b47" officeooo:paragraph-rsid="00079b47" style:font-size-asian="17pt" style:font-weight-asian="bold"/>
    </style:style>
    <style:style style:name="P6" style:family="paragraph" style:parent-style-name="Table_20_Contents">
      <style:paragraph-properties fo:text-align="center" style:justify-single-word="false"/>
      <style:text-properties style:font-name="Gentium Basic" fo:font-size="14pt" officeooo:rsid="00079b47" officeooo:paragraph-rsid="00079b47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Gentium Basic" fo:font-size="14pt" officeooo:rsid="00083206" officeooo:paragraph-rsid="00083206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Gentium Basic" fo:font-size="14pt" fo:font-weight="bold" officeooo:rsid="00079b47" officeooo:paragraph-rsid="00079b47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Gentium Basic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Gentium Basic" fo:font-size="12pt" officeooo:rsid="00079b47" officeooo:paragraph-rsid="00079b4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Gentium Basic" fo:font-size="12pt" officeooo:rsid="00083206" officeooo:paragraph-rsid="00083206" style:font-size-asian="12pt" style:font-size-complex="12pt"/>
    </style:style>
    <style:style style:name="P12" style:family="paragraph" style:parent-style-name="Text_20_body">
      <style:paragraph-properties fo:break-before="page"/>
    </style:style>
    <style:style style:name="T1" style:family="text">
      <style:text-properties officeooo:rsid="000960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Engineering Project</text:p>
      <text:p text:style-name="P3">Group 2</text:p>
      <text:p text:style-name="P5">Skill Matrix</text:p>
      <text:p text:style-name="P4">Version 1.0, September 24, 2015</text:p>
      <text:p text:style-name="P1">College HR Management and Payroll System</text:p>
      <text:p text:style-name="P12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Database Design</text:p>
          </table:table-cell>
          <table:table-cell table:style-name="Table1.A1" office:value-type="string">
            <text:p text:style-name="P8">UI</text:p>
          </table:table-cell>
          <table:table-cell table:style-name="Table1.A1" office:value-type="string">
            <text:p text:style-name="P8">PHP</text:p>
          </table:table-cell>
          <table:table-cell table:style-name="Table1.E1" office:value-type="string">
            <text:p text:style-name="P8">Other Skills</text:p>
          </table:table-cell>
        </table:table-row>
        <table:table-row>
          <table:table-cell table:style-name="Table1.A2" office:value-type="string">
            <text:p text:style-name="P6">Murtuza Bohra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Yes</text:p>
          </table:table-cell>
          <table:table-cell table:style-name="Table1.E2" office:value-type="string">
            <text:p text:style-name="P10">Leadership, Designing</text:p>
          </table:table-cell>
        </table:table-row>
        <table:table-row>
          <table:table-cell table:style-name="Table1.A2" office:value-type="string">
            <text:p text:style-name="P6">Shalinee Singh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10">Interpersonal, Testing, Documentation</text:p>
          </table:table-cell>
        </table:table-row>
        <table:table-row>
          <table:table-cell table:style-name="Table1.A2" office:value-type="string">
            <text:p text:style-name="P6">Rahul Nalawade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10">Documentation, Management, Designing, Leadership</text:p>
          </table:table-cell>
        </table:table-row>
        <table:table-row>
          <table:table-cell table:style-name="Table1.A2" office:value-type="string">
            <text:p text:style-name="P6">Manu Sharma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10"><text:s/>Algorithm<text:span text:style-name="T1">s,Documentation</text:span></text:p>
          </table:table-cell>
        </table:table-row>
        <table:table-row>
          <table:table-cell table:style-name="Table1.A2" office:value-type="string">
            <text:p text:style-name="P6">Abhijeet Singh Panwar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10">Data Retrieval, Documentation</text:p>
          </table:table-cell>
        </table:table-row>
        <table:table-row>
          <table:table-cell table:style-name="Table1.A2" office:value-type="string">
            <text:p text:style-name="P6">Sameer Bhati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10">Data Retrieval, <text:span text:style-name="T1">HTML</text:span></text:p>
          </table:table-cell>
        </table:table-row>
        <table:table-row>
          <table:table-cell table:style-name="Table1.A2" office:value-type="string">
            <text:p text:style-name="P6">Ajay Shewale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No</text:p>
          </table:table-cell>
          <table:table-cell table:style-name="Table1.E2" office:value-type="string">
            <text:p text:style-name="P10">Documentation, Interpersonal </text:p>
          </table:table-cell>
        </table:table-row>
        <table:table-row>
          <table:table-cell table:style-name="Table1.A2" office:value-type="string">
            <text:p text:style-name="P6">Nitin Kumar Singh</text:p>
          </table:table-cell>
          <table:table-cell table:style-name="Table1.A2" office:value-type="string">
            <text:p text:style-name="P6">Yes</text:p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6">Yes</text:p>
          </table:table-cell>
          <table:table-cell table:style-name="Table1.E2" office:value-type="string">
            <text:p text:style-name="P10">Coding, Testing, Management </text:p>
          </table:table-cell>
        </table:table-row>
        <table:table-row>
          <table:table-cell table:style-name="Table1.A2" office:value-type="string">
            <text:p text:style-name="P7">Yash Choubey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Yes</text:p>
          </table:table-cell>
          <table:table-cell table:style-name="Table1.A2" office:value-type="string">
            <text:p text:style-name="P7">No</text:p>
          </table:table-cell>
          <table:table-cell table:style-name="Table1.E2" office:value-type="string">
            <text:p text:style-name="P11">Documentation, Testing</text:p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8:46:58.114099265</meta:creation-date>
    <dc:date>2015-11-16T17:52:08.824127300</dc:date>
    <meta:editing-duration>P0D</meta:editing-duration>
    <meta:editing-cycles>3</meta:editing-cycles>
    <meta:generator>LibreOffice/4.2.8.2$Linux_x86 LibreOffice_project/420m0$Build-2</meta:generator>
    <meta:document-statistic meta:table-count="1" meta:image-count="0" meta:object-count="0" meta:page-count="2" meta:paragraph-count="59" meta:word-count="99" meta:character-count="616" meta:non-whitespace-character-count="573"/>
  </office:meta>
</office:document-meta>
</file>